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5.2638in"/>
    </style:style>
    <style:style style:name="co3" style:family="table-column">
      <style:table-column-properties fo:break-before="auto" style:column-width="5.1035in"/>
    </style:style>
    <style:style style:name="co4" style:family="table-column">
      <style:table-column-properties fo:break-before="auto" style:column-width="6.0575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7"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178in" fo:break-before="auto" style:use-optimal-row-height="false"/>
    </style:style>
    <style:style style:name="ro8" style:family="table-row">
      <style:table-row-properties style:row-height="0.3063in" fo:break-before="auto" style:use-optimal-row-height="true"/>
    </style:style>
    <style:style style:name="ro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4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51" style:family="table-cell" style:parent-style-name="Default">
      <style:text-properties fo:color="#00cc00"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3" style:family="table-cell" style:parent-style-name="Default">
      <style:text-properties fo:color="#ff0000"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333"/>
    </style:style>
    <style:style style:name="T9" style:family="text">
      <style:text-properties fo:color="#ff3300"/>
    </style:style>
    <style:style style:name="T10" style:family="text">
      <style:text-properties fo:font-weight="bold" style:font-weight-asian="bold" style:font-weight-complex="bold"/>
    </style:style>
    <style:style style:name="T11" style:family="text">
      <style:text-properties fo:color="#800000"/>
    </style:style>
    <style:style style:name="T12" style:family="text">
      <style:text-properties fo:color="#cc0000"/>
    </style:style>
    <style:style style:name="T13" style:family="text">
      <style:text-properties fo:color="#009900"/>
    </style:style>
    <style:style style:name="T14" style:family="text">
      <style:text-properties fo:color="#009933"/>
    </style:style>
    <style:style style:name="T15" style:family="text">
      <style:text-properties fo:color="#ff6600"/>
    </style:style>
    <style:style style:name="T16" style:family="text">
      <style:text-properties fo:color="#00cc33"/>
    </style:style>
    <style:style style:name="T17" style:family="text">
      <style:text-properties fo:color="#ed4c05"/>
    </style:style>
    <style:style style:name="T18" style:family="text">
      <style:text-properties fo:color="#00cc00"/>
    </style:style>
    <style:style style:name="T19" style:family="text">
      <style:text-properties fo:color="#cc3300"/>
    </style:style>
    <style:style style:name="T20" style:family="text">
      <style:text-properties fo:color="#ff6666"/>
    </style:style>
    <style:style style:name="T21" style:family="text">
      <style:text-properties fo:color="#007826"/>
    </style:style>
    <style:style style:name="T22" style:family="text">
      <style:text-properties fo:color="#c9211e"/>
    </style:style>
    <style:style style:name="T23" style:family="text">
      <style:text-properties fo:color="#158466"/>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10d0c" fo:font-weight="normal" fo:font-style="normal" style:font-weight-asian="normal" style:font-weight-complex="normal" style:font-style-asian="normal" style:font-style-complex="normal"/>
    </style:style>
    <style:style style:name="T28" style:family="text">
      <style:text-properties fo:color="#ff9900"/>
    </style:style>
    <style:style style:name="T29" style:family="text">
      <style:text-properties fo:color="#81d41a"/>
    </style:style>
    <style:style style:name="T30" style:family="text">
      <style:text-properties fo:color="#111111"/>
    </style:style>
    <style:style style:name="T31" style:family="text">
      <style:text-properties fo:color="#669900"/>
    </style:style>
    <style:style style:name="T32" style:family="text">
      <style:text-properties fo:color="#cc9900"/>
    </style:style>
    <style:style style:name="T33" style:family="text">
      <style:text-properties fo:color="#996633"/>
    </style:style>
    <style:style style:name="T34" style:family="text">
      <style:text-properties fo:color="#ffff00"/>
    </style:style>
    <style:style style:name="T35" style:family="text">
      <style:text-properties fo:color="#ea7500"/>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60" table:default-cell-style-name="ce1"/>
        <table:table-column table:style-name="co6" table:number-columns-repeated="960" table:default-cell-style-name="Default"/>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2">
          <table:table-cell office:value-type="string" calcext:value-type="string">
            <text:p>accelerate</text:p>
          </table:table-cell>
          <table:table-cell table:number-columns-repeated="1023"/>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bout</text:p>
          </table:table-cell>
          <table:table-cell table:number-columns-repeated="1023"/>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8">شمالی کوانٹائی عدد</text:span>، ا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2">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text:span text:style-name="T9">بند،</text:span> بندھ، شریک گرفتی بندھ،</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10">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3" office:value-type="string" calcext:value-type="string">
            <text:p><text:span text:style-name="T11">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5.4736in" svg:y="224.675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23" office:value-type="string" calcext:value-type="string">
            <text:p><text:span text:style-name="T12">منطقی حالات</text:span>، <text:span text:style-name="T13">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7">بیٹھنا، گر پڑتا ہے، گرنا</text:span>،<text:span text:style-name="T14"> انہدام، منح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3" office:value-type="string" calcext:value-type="string">
            <text:p><text:span text:style-name="T15">اجتماعات [ترتیبی اجتماعات]،</text:span> <text:span text:style-name="T13">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2">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2">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2">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2">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2">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2">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2">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2">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2">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2">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2">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2">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16">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2">
          <table:table-cell office:value-type="string" calcext:value-type="string">
            <text:p>congruent triangles</text:p>
          </table:table-cell>
          <table:table-cell table:style-name="ce26"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ل بناوٹ <text:span text:style-name="T17">(تشکیلات)</text:span></text:p>
          </table:table-cell>
          <table:table-cell table:number-columns-repeated="1022"/>
        </table:table-row>
        <table:table-row table:style-name="ro2">
          <table:table-cell office:value-type="string" calcext:value-type="string">
            <text:p>construct (spherical harmonic Y_l^m)</text:p>
          </table:table-cell>
          <table:table-cell office:value-type="string" calcext:value-type="string">
            <text:p><text:span text:style-name="T17">تشکیل دینا</text:span>، مرتب کرنا، بنانا</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6"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text:span text:style-name="T7">درستگی</text:span>، <text:span text:style-name="T18">تصحیح</text:span></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2">
          <table:table-cell office:value-type="string" calcext:value-type="string">
            <text:p>corresponding point</text:p>
          </table:table-cell>
          <table:table-cell table:style-name="ce3" office:value-type="string" calcext:value-type="string">
            <text:p><text:span text:style-name="T7">نظیری نقطہ</text:span>،<text:span text:style-name="T13">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18">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03" office:value-type="string" calcext:value-type="string">
            <office:annotation draw:style-name="gr2" draw:text-style-name="P2" svg:width="1.1413in" svg:height="0.3902in" svg:x="10.5701in" svg:y="177.6614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19">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2">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table-cell office:value-type="string" calcext:value-type="string">
            <text:p>degenerate, degeneration, degeneracy</text:p>
          </table:table-cell>
          <table:table-cell office:value-type="string" calcext:value-type="string">
            <text:p>انحطاطی، انحطاط، <text:span text:style-name="T20">انحطاط </text:span>یا انحطاطیت</text:p>
          </table:table-cell>
          <table:table-cell table:number-columns-repeated="1022"/>
        </table:table-row>
        <table:table-row table:style-name="ro2">
          <table:table-cell office:value-type="string" calcext:value-type="string">
            <text:p>degenerate: its degeneracy is 4</text:p>
          </table:table-cell>
          <table:table-cell office:value-type="string" calcext:value-type="string">
            <text:p><text:span text:style-name="T20">اس کا انحطاط 4 ہ</text:span>ے، اس کی انحطاطیت 4 ہے</text:p>
          </table:table-cell>
          <table:table-cell table:number-columns-repeated="1022"/>
        </table:table-row>
        <table:table-row table:style-name="ro2">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2">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2">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2">
          <table:table-cell office:value-type="string" calcext:value-type="string">
            <text:p>determinate, indeterminate</text:p>
          </table:table-cell>
          <table:table-cell table:style-name="ce16" office:value-type="string" calcext:value-type="string">
            <text:p>قابل معلوم، نا قابل معلوم،<text:span text:style-name="T21"> تعیین، غیر تعیین</text:span></text:p>
          </table:table-cell>
          <table:table-cell table:style-name="ce16"/>
          <table:table-cell table:number-columns-repeated="1021"/>
        </table:table-row>
        <table:table-row table:style-name="ro2">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2">
          <table:table-cell office:value-type="string" calcext:value-type="string">
            <text:p>determine</text:p>
          </table:table-cell>
          <table:table-cell table:style-name="ce16" office:value-type="string" calcext:value-type="string">
            <text:p>تعین کرنا، طے کرنا</text:p>
          </table:table-cell>
          <table:table-cell table:style-name="ce16"/>
          <table:table-cell table:number-columns-repeated="1021"/>
        </table:table-row>
        <table:table-row table:style-name="ro2">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2">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2">
          <table:table-cell office:value-type="string" calcext:value-type="string">
            <text:p>diagonal, main diagonal</text:p>
          </table:table-cell>
          <table:table-cell table:style-name="ce113" office:value-type="string" calcext:value-type="string">
            <text:p>وتر، مرکزی وتر</text:p>
          </table:table-cell>
          <table:table-cell table:style-name="ce14"/>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text:p>
          </table:table-cell>
          <table:table-cell office:value-type="string" calcext:value-type="string">
            <text:p>گہرائی??</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text:span text:style-name="T22">ڈائی رک کنگھی</text:span>، ڈیرا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text:span text:style-name="T22">ڈائی رک ڈیلٹائی تفاعل</text:span>، ڈیراک ڈیلٹائی تفاعل</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text:span text:style-name="T22">بلا واسطہ تکمل</text:span>،ب<text:span text:style-name="T23">الراست تکمل</text:span></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text:span text:style-name="T24">سیدھی رسائی، سیدھی وصولی</text:span><text:span text:style-name="T23">، بالراست رسائی یا وصولی</text:span></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4">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18"> البرت آئن شٹائن</text:span></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6">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2">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olution, evolves</text:p>
          </table:table-cell>
          <table:table-cell table:style-name="ce23" office:value-type="string" calcext:value-type="string">
            <text:p>ارتقا، ارتقا پانا</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9">قیمت توقع، توقع،</text:span><text:span text:style-name="T26">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9">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16">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rermat's difference quotient</text:p>
          </table:table-cell>
          <table:table-cell table:style-name="ce10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mi-Dirac distribution</text:p>
          </table:table-cell>
          <table:table-cell table:style-name="ce102" office:value-type="string" calcext:value-type="string">
            <text:p>فرمی و <text:s/>ڈیراک تقسیم</text:p>
          </table:table-cell>
          <table:table-cell table:number-columns-repeated="1022"/>
        </table:table-row>
        <table:table-row table:style-name="ro2">
          <table:table-cell office:value-type="string" calcext:value-type="string">
            <text:p>fermion</text:p>
          </table:table-cell>
          <table:table-cell table:style-name="ce102" office:value-type="string" calcext:value-type="string">
            <text:p>فرمیان</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3" office:value-type="string" calcext:value-type="string">
            <text:p><text:span text:style-name="T9">مجموعی تاخی،</text:span> گروہی تاخیر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lonomic process</text:p>
          </table:table-cell>
          <table:table-cell office:value-type="string" calcext:value-type="string">
            <text:p><text:span text:style-name="T5">ہمہ قواعد؟؟؟؟؟</text:span><text:span text:style-name="T22">،</text:span><text:span text:style-name="T26"> گرگٹی عمل</text:span></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18">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9">فرضی عدد</text:span>، <text:span text:style-name="T13">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text:span text:style-name="T5">قابل تکمل،</text:span><text:span text:style-name="T27">مطلق</text:span><text:span text:style-name="T5"> قابل تکمل</text:span>، <text:span text:style-name="T6">متکامل، مطلق متکامل</text:span></text:p>
          </table:table-cell>
          <table:table-cell table:number-columns-repeated="1022"/>
        </table:table-row>
        <table:table-row table:style-name="ro2">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38" office:value-type="string" calcext:value-type="string">
            <text:p><text:span text:style-name="T9">خطی تکمل</text:span> (khati is linear and nor line)،<text:span text:style-name="T13">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5">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3" office:value-type="string" calcext:value-type="string">
            <text:p><text:span text:style-name="T9">آئن</text:span>، <text:span text:style-name="T18">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3" office:value-type="string" calcext:value-type="string">
            <text:p><text:span text:style-name="T9">بارداری عمل، </text:span><text:span text:style-name="T18">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18">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4">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16">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ex</text:p>
          </table:table-cell>
          <table:table-cell office:value-type="string" calcext:value-type="string">
            <text:p>لاٹک</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18">جنگلہ</text:span></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2">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2">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28">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9">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um, minimum</text:p>
          </table:table-cell>
          <table:table-cell table:style-name="ce40" office:value-type="string" calcext:value-type="string">
            <text:p>اعظم، اقل</text:p>
          </table:table-cell>
          <table:table-cell office:value-type="string" calcext:value-type="string">
            <text:p><text:s/></text:p>
          </table:table-cell>
          <table:table-cell table:number-columns-repeated="1021"/>
        </table:table-row>
        <table:table-row table:style-name="ro2">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text:p>
          </table:table-cell>
          <table:table-cell office:value-type="string" calcext:value-type="string">
            <text:p><text:span text:style-name="T5">میانیہ،</text:span><text:span text:style-name="T6"> میزون</text:span></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28">، گہرائی پر حرکت پذیری</text:span>،<text:span text:style-name="T18">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7">یک سر بڑھتا، گھٹتا</text:span>، <text:span text:style-name="T18">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9">یک سُر تفاعل</text:span>، <text:span text:style-name="T18">یک کیفی تفاعل</text:span></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خالص، [کل، یا مجموعی]</text:p>
          </table:table-cell>
          <table:table-cell table:number-columns-repeated="1022"/>
        </table:table-row>
        <table:table-row table:style-name="ro2">
          <table:table-cell office:value-type="string" calcext:value-type="string">
            <text:p>net force</text:p>
          </table:table-cell>
          <table:table-cell office:value-type="string" calcext:value-type="string">
            <text:p><text:span text:style-name="T7">کل قوت</text:span>، <text:span text:style-name="T29">خالص قوت</text:span></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2">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3" office:value-type="string" calcext:value-type="string">
            <text:p><text:span text:style-name="T7">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3" office:value-type="string" calcext:value-type="string">
            <text:p><text:span text:style-name="T7">تقابل پذیر،</text:span> معمول شدہ</text:p>
          </table:table-cell>
          <table:table-cell office:value-type="string" calcext:value-type="string">
            <text:p><text:span text:style-name="T28">معیاری صورت،</text:span>  طبعی حال</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text:p>
          </table:table-cell>
          <table:table-cell office:value-type="string" calcext:value-type="string">
            <text:p>تبصرہ، رقعہ، تذکرہ</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18">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 mutually orthogonal</text:p>
          </table:table-cell>
          <table:table-cell office:value-type="string" calcext:value-type="string">
            <text:p>باہمی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ir annihilation</text:p>
          </table:table-cell>
          <table:table-cell office:value-type="string" calcext:value-type="string">
            <text:p>نابودیِ جفت</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2">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2">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42" office:value-type="string" calcext:value-type="string">
            <text:p>پاسکل تکون، <text:span text:style-name="T30">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4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2">
          <table:table-cell office:value-type="string" calcext:value-type="string">
            <text:p>pathological</text:p>
          </table:table-cell>
          <table:table-cell office:value-type="string" calcext:value-type="string">
            <text:p>غمگیر</text:p>
          </table:table-cell>
          <table:table-cell table:style-name="ce105"/>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 simple pendulum</text:p>
          </table:table-cell>
          <table:table-cell table:style-name="ce3" office:value-type="string" calcext:value-type="string">
            <text:p><text:span text:style-name="T19">لٹکن</text:span>، <text:span text:style-name="T31">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3" office:value-type="string" calcext:value-type="string">
            <text:p><text:span text:style-name="T9">خلل</text:span>، <text:span text:style-name="T14">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6">اول رتبی تصحیح، ، (دوم رتبی)</text:span></text:p>
          </table:table-cell>
          <table:table-cell table:number-columns-repeated="1022"/>
        </table:table-row>
        <table:table-row table:style-name="ro2">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3">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4">سمتی</text:span> رفتار، <text:span text:style-name="T7">مجموعی سمتی رفتار</text:span>، گروہی سمت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n</text:p>
          </table:table-cell>
          <table:table-cell table:style-name="ce3" office:value-type="string" calcext:value-type="string">
            <text:p>نوریہ</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ck</text:p>
          </table:table-cell>
          <table:table-cell office:value-type="string" calcext:value-type="string">
            <text:p>اٹھانا</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2">
          <table:table-cell office:value-type="string" calcext:value-type="string">
            <text:p>position space wave function</text:p>
          </table:table-cell>
          <table:table-cell table:style-name="ce51" office:value-type="string" calcext:value-type="string">
            <text:p>موضع و فضائی تفاعل موج</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text:p>
          </table:table-cell>
          <table:table-cell office:value-type="string" calcext:value-type="string">
            <text:p>اسامی</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potentials</text:p>
          </table:table-cell>
          <table:table-cell office:value-type="string" calcext:value-type="string">
            <text:p>مخفی قوہ،<text:span text:style-name="T18"> مخفیہ، مخفیے</text:span></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6">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 <text:span text:style-name="T16">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6">تصحیح</text:span></text:p>
          </table:table-cell>
          <table:table-cell table:number-columns-repeated="1022"/>
        </table:table-row>
        <table:table-row table:style-name="ro2">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seudo</text:p>
          </table:table-cell>
          <table:table-cell office:value-type="string" calcext:value-type="string">
            <text:p>مجازی</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3">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32">چار الاضلاع</text:span>، <text:span text:style-name="T13">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text:p>
          </table:table-cell>
          <table:table-cell office:value-type="string" calcext:value-type="string">
            <text:p>نایاب</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text:span text:style-name="T9">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3" office:value-type="string" calcext:value-type="string">
            <text:p><text:span text:style-name="T33">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2">
          <table:table-cell office:value-type="string" calcext:value-type="string">
            <text:p>Schrodinger: time-independent Schrodinger equation</text:p>
          </table:table-cell>
          <table:table-cell table:style-name="ce3" office:value-type="string" calcext:value-type="string">
            <text:p>غیر تابع وقت شروڈنگر مساوات</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 پوست</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text:p>
          </table:table-cell>
          <table:table-cell table:style-name="ce3" office:value-type="string" calcext:value-type="string">
            <text:p>چاندی</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tuation</text:p>
          </table:table-cell>
          <table:table-cell table:style-name="ce87" office:value-type="string" calcext:value-type="string">
            <text:p> <text:span text:style-name="T7">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2">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2">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outer</text:p>
          </table:table-cell>
          <table:table-cell office:value-type="string" calcext:value-type="string">
            <text:p>بیرونی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3" office:value-type="string" calcext:value-type="string">
            <text:p><text:span text:style-name="T34">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32">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4">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2">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2">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3" office:value-type="string" calcext:value-type="string">
            <text:p><text:span text:style-name="T7">متشاکل تناسب</text:span>، <text:span text:style-name="T13">تشاکلی</text:span></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c: super-symmetric quantum mechanics</text:p>
          </table:table-cell>
          <table:table-cell table:style-name="ce3" office:value-type="string" calcext:value-type="string">
            <text:p>عمدہ تشاکلی کوانٹم میکانیات</text:p>
          </table:table-cell>
          <table:table-cell table:number-columns-repeated="1022"/>
        </table:table-row>
        <table:table-row table:style-name="ro2">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text:span text:style-name="T35">بلا واسطہ تقابلی پرکھ</text:span>، بالراست تقابلی پرکحھ ،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7">ایک حال سے دوسری حال میں عبور کرتا ہے، </text:span><text:span text:style-name="T14">تحویل</text:span></text:p>
          </table:table-cell>
          <table:table-cell office:value-type="string" calcext:value-type="string">
            <text:p>ایک حال سے دوسرے حال میں تحویل کرنا</text:p>
          </table:table-cell>
          <table:table-cell table:number-columns-repeated="1021"/>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text:span text:style-name="T12">عبوری امکان، عبوری احتمال</text:span>، <text:span text:style-name="T13">تحویلی احتمال</text:span></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text:span text:style-name="T28">عبوری دور</text:span>،<text:span text:style-name="T13"> تحویلی دوری عرصہ</text:span></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7">اخراجی اینٹینا</text:span>، <text:span text:style-name="T18">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18">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table:style-name="ce3" office:value-type="string" calcext:value-type="string">
            <text:p>دوری رفتار، <text:span text:style-name="T9">مجموعی رفتار</text:span>،<text:span text:style-name="T14"> گروہی رفتار</text:span></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gner</text:p>
          </table:table-cell>
          <table:table-cell office:value-type="string" calcext:value-type="string">
            <text:p>وگنر</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2">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pion, kaon</text:p>
          </table:table-cell>
          <table:table-cell office:value-type="string" calcext:value-type="string">
            <text:p>پایون، کایون</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table:number-columns-repeated="1023"/>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2">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2">
          <table:table-cell office:value-type="string" calcext:value-type="string">
            <text:p>neon</text:p>
          </table:table-cell>
          <table:table-cell office:value-type="string" calcext:value-type="string">
            <text:p>نیون</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2">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2">
          <table:table-cell office:value-type="string" calcext:value-type="string">
            <text:p>silver</text:p>
          </table:table-cell>
          <table:table-cell office:value-type="string" calcext:value-type="string">
            <text:p>چاندی</text:p>
          </table:table-cell>
          <table:table-cell table:number-columns-repeated="1022"/>
        </table:table-row>
        <table:table-row table:style-name="ro2">
          <table:table-cell office:value-type="string" calcext:value-type="string">
            <text:p>argon</text:p>
          </table:table-cell>
          <table:table-cell office:value-type="string" calcext:value-type="string">
            <text:p>آرگن</text:p>
          </table:table-cell>
          <table:table-cell table:number-columns-repeated="1022"/>
        </table:table-row>
        <table:table-row table:style-name="ro2">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2">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2">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2">
          <table:table-cell office:value-type="string" calcext:value-type="string">
            <text:p>zinc</text:p>
          </table:table-cell>
          <table:table-cell office:value-type="string" calcext:value-type="string">
            <text:p>جست</text:p>
          </table:table-cell>
          <table:table-cell table:number-columns-repeated="1022"/>
        </table:table-row>
        <table:table-row table:style-name="ro2">
          <table:table-cell office:value-type="string" calcext:value-type="string">
            <text:p>gallium</text:p>
          </table:table-cell>
          <table:table-cell office:value-type="string" calcext:value-type="string">
            <text:p>گلیم</text:p>
          </table:table-cell>
          <table:table-cell table:number-columns-repeated="1022"/>
        </table:table-row>
        <table:table-row table:style-name="ro2">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2">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2" table:number-rows-repeated="1045345">
          <table:table-cell table:number-columns-repeated="1024"/>
        </table:table-row>
        <table:table-row table:style-name="ro6">
          <table:table-cell table:number-columns-repeated="1024"/>
        </table:table-row>
      </table:table>
      <table:table table:name="symbols" table:style-name="ta1" table:print="false">
        <table:table-column table:style-name="co7" table:default-cell-style-name="ce43"/>
        <table:table-column table:style-name="co8" table:default-cell-style-name="ce44"/>
        <table:table-column table:style-name="co9" table:default-cell-style-name="ce45"/>
        <table:table-column table:style-name="co6" table:default-cell-style-name="ce46"/>
        <table:table-column table:style-name="co11" table:default-cell-style-name="ce47"/>
        <table:table-column table:style-name="co6" table:number-columns-repeated="6" table:default-cell-style-name="ce48"/>
        <table:table-row table:style-name="ro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8">
          <table:table-cell table:number-columns-repeated="11"/>
        </table:table-row>
        <table:table-row table:style-name="ro8">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9">
          <table:table-cell office:value-type="string" calcext:value-type="string">
            <text:p><text:span text:style-name="T10">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9">
          <table:table-cell office:value-type="string" calcext:value-type="string">
            <text:p><text:span text:style-name="T10">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9">
          <table:table-cell office:value-type="string" calcext:value-type="string">
            <text:p><text:span text:style-name="T10">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8">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8">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8">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8">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8">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8" table:number-rows-repeated="1048543">
          <table:table-cell table:number-columns-repeated="11"/>
        </table:table-row>
        <table:table-row table:style-name="ro8">
          <table:table-cell table:number-columns-repeated="11"/>
        </table:table-row>
      </table:table>
      <table:table table:name="Sheet3" table:style-name="ta1">
        <table:table-column table:style-name="co10" table:default-cell-style-name="Default"/>
        <table:table-row table:style-name="ro7">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15">00/00/0000</text:date>, <text:time style:data-style-name="N2" text:time-value="18:15:53.54132764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12-15T18:18:45.532533605</dc:date>
    <meta:editing-duration>P95DT18H13M52S</meta:editing-duration>
    <meta:editing-cycles>4204</meta:editing-cycles>
    <meta:generator>LibreOffice/6.4.7.2$Linux_X86_64 LibreOffice_project/40$Build-2</meta:generator>
    <meta:document-statistic meta:table-count="3" meta:cell-count="681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